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8.13mm"/>
    </style:style>
    <style:style style:name="co5" style:family="table-column">
      <style:table-column-properties fo:break-before="auto" style:column-width="42.3mm"/>
    </style:style>
    <style:style style:name="co6" style:family="table-column">
      <style:table-column-properties fo:break-before="auto" style:column-width="45.01mm"/>
    </style:style>
    <style:style style:name="co7" style:family="table-column">
      <style:table-column-properties fo:break-before="auto" style:column-width="28.95mm"/>
    </style:style>
    <style:style style:name="co8" style:family="table-column">
      <style:table-column-properties fo:break-before="auto" style:column-width="49.37mm"/>
    </style:style>
    <style:style style:name="co9" style:family="table-column">
      <style:table-column-properties fo:break-before="auto" style:column-width="3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Knapsack Proble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Obs.: The file knapsack_problem/README.txt explains the problem instances and the structure of the file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Instance type</text:p>
          </table:table-cell>
          <table:table-cell office:value-type="string" calcext:value-type="string">
            <text:p>Max coefficient</text:p>
          </table:table-cell>
          <table:table-cell office:value-type="string" calcext:value-type="string">
            <text:p>Number of itens</text:p>
          </table:table-cell>
          <table:table-cell office:value-type="string" calcext:value-type="string">
            <text:p>Instance File</text:p>
          </table:table-cell>
          <table:table-cell office:value-type="string" calcext:value-type="string">
            <text:p>Instance index in the fi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table:formula="of:=CONCATENATE(&quot;KnapPI_&quot;;[.B3];&quot;_&quot;;[.D3];&quot;_&quot;;[.C3];&quot;.csv&quot;)" office:value-type="string" office:string-value="KnapPI_11_20_1000.csv" calcext:value-type="string">
            <text:p>KnapPI_11_20_1000.csv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formula="of:=[.A3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table:formula="of:=CONCATENATE(&quot;KnapPI_&quot;;[.B4];&quot;_&quot;;[.D4];&quot;_&quot;;[.C4];&quot;.csv&quot;)" office:value-type="string" office:string-value="KnapPI_11_20_1000.csv" calcext:value-type="string">
            <text:p>KnapPI_11_20_1000.cs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formula="of:=CONCATENATE(&quot;KnapPI_&quot;;[.B5];&quot;_&quot;;[.D5];&quot;_&quot;;[.C5];&quot;.csv&quot;)" office:value-type="string" office:string-value="KnapPI_11_50_1000.csv" calcext:value-type="string">
            <text:p>KnapPI_11_50_1000.csv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formula="of:=CONCATENATE(&quot;KnapPI_&quot;;[.B6];&quot;_&quot;;[.D6];&quot;_&quot;;[.C6];&quot;.csv&quot;)" office:value-type="string" office:string-value="KnapPI_11_50_1000.csv" calcext:value-type="string">
            <text:p>KnapPI_11_50_1000.csv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table:formula="of:=CONCATENATE(&quot;KnapPI_&quot;;[.B7];&quot;_&quot;;[.D7];&quot;_&quot;;[.C7];&quot;.csv&quot;)" office:value-type="string" office:string-value="KnapPI_12_20_1000.csv" calcext:value-type="string">
            <text:p>KnapPI_12_20_1000.csv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table:formula="of:=CONCATENATE(&quot;KnapPI_&quot;;[.B8];&quot;_&quot;;[.D8];&quot;_&quot;;[.C8];&quot;.csv&quot;)" office:value-type="string" office:string-value="KnapPI_12_20_1000.csv" calcext:value-type="string">
            <text:p>KnapPI_12_20_1000.csv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formula="of:=CONCATENATE(&quot;KnapPI_&quot;;[.B9];&quot;_&quot;;[.D9];&quot;_&quot;;[.C9];&quot;.csv&quot;)" office:value-type="string" office:string-value="KnapPI_12_50_1000.csv" calcext:value-type="string">
            <text:p>KnapPI_12_50_1000.csv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formula="of:=CONCATENATE(&quot;KnapPI_&quot;;[.B10];&quot;_&quot;;[.D10];&quot;_&quot;;[.C10];&quot;.csv&quot;)" office:value-type="string" office:string-value="KnapPI_12_50_1000.csv" calcext:value-type="string">
            <text:p>KnapPI_12_50_1000.csv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table:formula="of:=CONCATENATE(&quot;KnapPI_&quot;;[.B11];&quot;_&quot;;[.D11];&quot;_&quot;;[.C11];&quot;.csv&quot;)" office:value-type="string" office:string-value="KnapPI_13_20_1000.csv" calcext:value-type="string">
            <text:p>KnapPI_13_20_1000.cs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table:formula="of:=CONCATENATE(&quot;KnapPI_&quot;;[.B12];&quot;_&quot;;[.D12];&quot;_&quot;;[.C12];&quot;.csv&quot;)" office:value-type="string" office:string-value="KnapPI_13_20_1000.csv" calcext:value-type="string">
            <text:p>KnapPI_13_20_1000.cs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formula="of:=CONCATENATE(&quot;KnapPI_&quot;;[.B13];&quot;_&quot;;[.D13];&quot;_&quot;;[.C13];&quot;.csv&quot;)" office:value-type="string" office:string-value="KnapPI_13_50_1000.csv" calcext:value-type="string">
            <text:p>KnapPI_13_50_1000.csv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formula="of:=CONCATENATE(&quot;KnapPI_&quot;;[.B14];&quot;_&quot;;[.D14];&quot;_&quot;;[.C14];&quot;.csv&quot;)" office:value-type="string" office:string-value="KnapPI_13_50_1000.csv" calcext:value-type="string">
            <text:p>KnapPI_13_50_1000.csv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table:formula="of:=CONCATENATE(&quot;KnapPI_&quot;;[.B15];&quot;_&quot;;[.D15];&quot;_&quot;;[.C15];&quot;.csv&quot;)" office:value-type="string" office:string-value="KnapPI_14_20_1000.csv" calcext:value-type="string">
            <text:p>KnapPI_14_20_1000.cs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table:formula="of:=CONCATENATE(&quot;KnapPI_&quot;;[.B16];&quot;_&quot;;[.D16];&quot;_&quot;;[.C16];&quot;.csv&quot;)" office:value-type="string" office:string-value="KnapPI_14_20_1000.csv" calcext:value-type="string">
            <text:p>KnapPI_14_20_1000.csv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formula="of:=CONCATENATE(&quot;KnapPI_&quot;;[.B17];&quot;_&quot;;[.D17];&quot;_&quot;;[.C17];&quot;.csv&quot;)" office:value-type="string" office:string-value="KnapPI_14_50_1000.csv" calcext:value-type="string">
            <text:p>KnapPI_14_50_1000.csv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formula="of:=CONCATENATE(&quot;KnapPI_&quot;;[.B18];&quot;_&quot;;[.D18];&quot;_&quot;;[.C18];&quot;.csv&quot;)" office:value-type="string" office:string-value="KnapPI_14_50_1000.csv" calcext:value-type="string">
            <text:p>KnapPI_14_50_1000.csv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table:formula="of:=CONCATENATE(&quot;KnapPI_&quot;;[.B19];&quot;_&quot;;[.D19];&quot;_&quot;;[.C19];&quot;.csv&quot;)" office:value-type="string" office:string-value="KnapPI_15_20_1000.csv" calcext:value-type="string">
            <text:p>KnapPI_15_20_1000.csv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table:formula="of:=CONCATENATE(&quot;KnapPI_&quot;;[.B20];&quot;_&quot;;[.D20];&quot;_&quot;;[.C20];&quot;.csv&quot;)" office:value-type="string" office:string-value="KnapPI_15_20_1000.csv" calcext:value-type="string">
            <text:p>KnapPI_15_20_1000.csv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formula="of:=CONCATENATE(&quot;KnapPI_&quot;;[.B21];&quot;_&quot;;[.D21];&quot;_&quot;;[.C21];&quot;.csv&quot;)" office:value-type="string" office:string-value="KnapPI_15_50_1000.csv" calcext:value-type="string">
            <text:p>KnapPI_15_50_1000.cs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formula="of:=CONCATENATE(&quot;KnapPI_&quot;;[.B22];&quot;_&quot;;[.D22];&quot;_&quot;;[.C22];&quot;.csv&quot;)" office:value-type="string" office:string-value="KnapPI_15_50_1000.csv" calcext:value-type="string">
            <text:p>KnapPI_15_50_1000.cs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table:formula="of:=CONCATENATE(&quot;KnapPI_&quot;;[.B23];&quot;_&quot;;[.D23];&quot;_&quot;;[.C23];&quot;.csv&quot;)" office:value-type="string" office:string-value="KnapPI_16_20_1000.csv" calcext:value-type="string">
            <text:p>KnapPI_16_20_1000.csv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table:formula="of:=CONCATENATE(&quot;KnapPI_&quot;;[.B24];&quot;_&quot;;[.D24];&quot;_&quot;;[.C24];&quot;.csv&quot;)" office:value-type="string" office:string-value="KnapPI_16_20_1000.csv" calcext:value-type="string">
            <text:p>KnapPI_16_20_1000.csv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24]+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formula="of:=CONCATENATE(&quot;KnapPI_&quot;;[.B25];&quot;_&quot;;[.D25];&quot;_&quot;;[.C25];&quot;.csv&quot;)" office:value-type="string" office:string-value="KnapPI_16_50_1000.csv" calcext:value-type="string">
            <text:p>KnapPI_16_50_1000.csv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25]+1"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formula="of:=CONCATENATE(&quot;KnapPI_&quot;;[.B26];&quot;_&quot;;[.D26];&quot;_&quot;;[.C26];&quot;.csv&quot;)" office:value-type="string" office:string-value="KnapPI_16_50_1000.csv" calcext:value-type="string">
            <text:p>KnapPI_16_50_1000.csv</text:p>
          </table:table-cell>
          <table:table-cell office:value-type="float" office:value="43" calcext:value-type="float">
            <text:p>43</text:p>
          </table:table-cell>
        </table:table-row>
      </table:table>
      <table:table table:name="TSP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Maximum coordinates values</text:p>
          </table:table-cell>
          <table:table-cell office:value-type="string" calcext:value-type="string">
            <text:p>Instance Fi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r10_1000_0.tsp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r10_1000_1.tsp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r10_1000_2.tsp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r10_1000_3.tsp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r10_1000_4.tsp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r10_100_0.tsp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r10_100_1.tsp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r10_100_2.tsp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r10_100_3.tsp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r10_100_4.tsp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r30_1000_0.tsp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r30_1000_1.tsp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r30_1000_2.tsp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r30_1000_3.tsp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r30_1000_4.tsp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r30_100_0.tsp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r30_100_1.tsp</text:p>
          </table:table-cell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r30_100_2.tsp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r30_100_3.tsp</text:p>
          </table:table-cell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r30_100_4.tsp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r50_1000_0.tsp</text:p>
          </table:table-cell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r50_1000_1.tsp</text:p>
          </table:table-cell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r50_1000_2.tsp</text:p>
          </table:table-cell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r50_1000_3.ts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5T11:00:56.352677208</meta:creation-date>
    <dc:date>2020-11-05T11:38:45.952693581</dc:date>
    <meta:editing-duration>PT4M8S</meta:editing-duration>
    <meta:editing-cycles>1</meta:editing-cycles>
    <meta:document-statistic meta:table-count="2" meta:cell-count="251" meta:object-count="0"/>
    <meta:generator>LibreOffice/6.0.7.3$Linux_X86_64 LibreOffice_project/00m0$Build-3</meta:generator>
  </office:meta>
</office:document-meta>
</file>